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egoe UI" svg:font-family="'Segoe UI'"/>
    <style:font-face style:name="Lucida Sans1" svg:font-family="'Lucida Sans'" style:font-family-generic="swiss"/>
    <style:font-face style:name="Consolas" svg:font-family="Consolas" style:font-adornments="Standard" style:font-family-generic="modern" style:font-pitch="fixed"/>
    <style:font-face style:name="Courier New" svg:font-family="'Courier New'" style:font-adornments="Standard" style:font-family-generic="modern" style:font-pitch="fixed"/>
    <style:font-face style:name="Lucida Sans" svg:font-family="'Lucida Sans'"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l Spacejock book one - Sample yWriter Project</text:p>
      <text:p text:style-name="Subtitle">Simon Haynes</text:p>
      <text:h text:style-name="Heading_20_1" text:outline-level="1"><text:a xlink:type="simple" xlink:href="../proofed_parts.odt#ChID:34%7Cregion" text:style-name="Internet_20_link">Part 1</text:a></text:h>
      <text:h text:style-name="Heading_20_2" text:outline-level="2"><text:a xlink:type="simple" xlink:href="../proofed_chapters.odt#ChID:1%7Cregion" text:style-name="Internet_20_link">Chapter 1</text:a></text:h>
      <text:section text:style-name="Sect1" text:name="sc1">
        <text:p text:style-name="Text_20_body">Hal Spacejock is aboard his ship, the Black Gull, which is parked at the spaceport on planet Lamira. Hal's waiting for a cargo job, he's not fussy as long as it's legal. So far, after several days, the only jobs he's been offered have involved smuggling, gun-running or drugs.</text:p>
        <text:p text:style-name="First_20_line_20_indent">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 text:style-name="First_20_line_20_indent">Hal doesn't have any money, so Vurdi says he'll take an arm or leg instead, and sets Brutus on him.</text:p>
        <text:p text:style-name="First_20_line_20_indent">During the scuffle, Hal manages to tell Vurdi that he <text:soft-page-break/>accepted a cargo job earlier in the day, and will use the proceeds to settle his debts. Vurdi is suspicious, but calls Brutus off and gives Hal 24 hours.</text:p>
        <text:p text:style-name="First_20_line_20_indent">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ext:section>
      <text:h text:style-name="Heading_20_2" text:outline-level="2"><text:a xlink:type="simple" xlink:href="../proofed_chapters.odt#ChID:2%7Cregion" text:style-name="Internet_20_link">Chapter 2</text:a></text:h>
      <text:section text:style-name="Sect1" text:name="sc2">
        <text:p text:style-name="Text_20_body">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text:p>
        <text:p text:style-name="First_20_line_20_indent">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text:soft-page-break/>crowds at their openings, Carina points out that they pay the crowds more to turn up.</text:p>
        <text:p text:style-name="First_20_line_20_indent">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h text:style-name="Heading_20_3" text:outline-level="3">Carina’s advice</text:h>
        <text:p text:style-name="First_20_line_20_indent">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 text:style-name="First_20_line_20_indent">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text:soft-page-break/>says they should have come to him before, this is important, if they lose preferred supplier status his business is at risk, and worse still the Hinchfigs will gain on him.</text:p>
        <text:p text:style-name="First_20_line_20_indent">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ext:section>
      <text:p text:style-name="Heading_20_4">* * *</text:p>
      <text:section text:style-name="Sect1" text:name="sc3">
        <text:p text:style-name="Text_20_body">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 text:style-name="First_20_line_20_indent">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ext:section>
      <text:h text:style-name="Heading_20_2" text:outline-level="2"><text:soft-page-break/><text:a xlink:type="simple" xlink:href="../proofed_chapters.odt#ChID:3%7Cregion" text:style-name="Internet_20_link">Chapter 3</text:a></text:h>
      <text:section text:style-name="Sect1" text:name="sc4">
        <text:p text:style-name="Text_20_body">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 text:style-name="First_20_line_20_indent">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 text:style-name="First_20_line_20_indent">Hal prepares the ship for takeoff, but ground control won't let him leave. The Port Commander wants to see him in person. Hal leaves the ship, putting Clunk in charge.</text:p>
        <text:h text:style-name="Heading_20_2" text:outline-level="2">New chapter</text:h>
        <text:p text:style-name="Standard">This happens in the first section of the new chapter.</text:p>
      </text:section>
      <text:h text:style-name="Heading_20_2" text:outline-level="2"><text:a xlink:type="simple" xlink:href="../proofed_chapters.odt#ChID:4%7Cregion" text:style-name="Internet_20_link">Chapter 4</text:a></text:h>
      <text:section text:style-name="Sect1" text:name="sc5">
        <text:p text:style-name="Text_20_body">Hal leaves his ship via the boarding ramp. (The Black Gull has two ramps - a large, heavy-duty cargo ramp which vehicles and robots use to load the ship, and a smaller <text:soft-page-break/>boarding ramp which folds out from the side of the ship and admits visitors to the flight deck via an airlock.)</text:p>
        <text:p text:style-name="First_20_line_20_indent">He has to get to ground control, but they won't send a cab because of his unpaid account. He spots a robot mending fuel pipes near the back of the ship and asks whether he can borrow its vehicle (A battered old jet-powered ute). The robot refuses.</text:p>
        <text:p text:style-name="First_20_line_20_indent">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 text:style-name="First_20_line_20_indent">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 text:style-name="First_20_line_20_indent">Hal drives off, oblivious to the flames starting to flicker around the fallen robot.</text:p>
      </text:section>
      <text:p text:style-name="Heading_20_4">* * *</text:p>
      <text:section text:style-name="Sect1" text:name="sc6">
        <text:p text:style-name="Text_20_body"><text:soft-page-break/>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 text:style-name="First_20_line_20_indent">Sitting at the console, Clunk uses the Black Gull's simulation mode to practice a couple of landings, then veers off and dreams he's flying the ship to a mythical robot planet.</text:p>
      </text:section>
      <text:p text:style-name="Heading_20_4">* * *</text:p>
      <text:section text:style-name="Sect1" text:name="sc7">
        <text:p text:style-name="Text_20_body">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 text:style-name="First_20_line_20_indent">The Portmaster invites him into his office, and Hal discovers there are overdue landing fees, stamp duty, fuel, snacks, etc etc to pay for. The Port of Lamira is going to <text:soft-page-break/>auction Hal's ship to recover debts. Hal protests that he has a job which will cover the fees, but the Portmaster doesn't believe him.</text:p>
        <text:p text:style-name="First_20_line_20_indent">Hal decides to call his brand new best buddy Clunk, thinking the robot can ask Jerling for an advance on his fee.</text:p>
      </text:section>
      <text:p text:style-name="Heading_20_4">* * *</text:p>
      <text:section text:style-name="Sect1" text:name="sc8">
        <text:p text:style-name="Text_20_body">Clunk tells Hal that Jerling won't advance any money, but Hal tells him to ask anyway. Clunk calls Jerling, who won't advance any money. Clunk mentions that he's found out what Incubots is all about, Jerling hangs up quickly.</text:p>
        <text:p text:style-name="First_20_line_20_indent">Clunk notices smoke in the air. He runs to the airlock and discovers the landing field is on fire.</text:p>
      </text:section>
      <text:h text:style-name="Heading_20_2" text:outline-level="2"><text:a xlink:type="simple" xlink:href="../proofed_chapters.odt#ChID:5%7Cregion" text:style-name="Internet_20_link">Chapter 5</text:a></text:h>
      <text:section text:style-name="Sect1" text:name="sc9">
        <text:p text:style-name="Text_20_body">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 text:style-name="First_20_line_20_indent">Then the control tower calls to say the landing field is on fire around the Black Gull.</text:p>
      </text:section>
      <text:p text:style-name="Heading_20_4"><text:soft-page-break/>* * *</text:p>
      <text:section text:style-name="Sect1" text:name="sc10">
        <text:p text:style-name="Text_20_body">Aboard the Black Gull, Clunk wrenches panels off the walls looking for a fire extinguisher. Crunches the winch controls, lowering a hook to the ground and spooling all the cable out with it. Finally gets the extinguisher and heads outside.</text:p>
        <text:p text:style-name="First_20_line_20_indent">He finds the source of the fire - the maintenance robot which Hal disabled. Clunk drags it out of the area, then returns and uses the fire extinguisher on the flames.</text:p>
        <text:p text:style-name="First_20_line_20_indent">Clunk's battery starts to run low. He continues. As the fire extinguisher begins to run low, the fuel pipes explode near the back of the ship. A piece of debris hits Clunk in the head and he falls to the ground, stunned.</text:p>
      </text:section>
      <text:h text:style-name="Heading_20_2" text:outline-level="2"><text:a xlink:type="simple" xlink:href="../proofed_chapters.odt#ChID:6%7Cregion" text:style-name="Internet_20_link">Chapter 6</text:a></text:h>
      <text:section text:style-name="Sect1" text:name="sc12">
        <text:p text:style-name="Text_20_body">Arriving at the Black Gull, Hal sees the prone robot in the burnt-out grass. (It's Clunk, but he assumes it's the one he disabled) Goes aboard, seals the ship and gets the engines going. Discovers the winch has been lowered, presses the button to raise it. Prepares ship for takeoff and takes his seat.</text:p>
      </text:section>
      <text:h text:style-name="Heading_20_2" text:outline-level="2"><text:a xlink:type="simple" xlink:href="../proofed_chapters.odt#ChID:7%7Cregion" text:style-name="Internet_20_link">Chapter 7</text:a></text:h>
      <text:section text:style-name="Sect1" text:name="sc15">
        <text:p text:style-name="Text_20_body">The Black Gull is roaring into the sky with Hal at the controls. The Lamira Portmaster calls and rages about the <text:soft-page-break/>ship's sudden departure, Hal was only supposed to move it out of danger, not blast off into space. Hal says he'll be back to pay the fees. The Portmaster says he's going to spread the word about Hal, banning him from every port in the local system.</text:p>
        <text:p text:style-name="First_20_line_20_indent">Talking to the Navcom, Hal suddenly discovers Clunk isn't aboard. There's a clunking noise as the winch tries to retract, but it's jammed. An image appears on screen - Clunk is dangling from the hook outside.</text:p>
        <text:p text:style-name="First_20_line_20_indent">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 text:style-name="First_20_line_20_indent">Clunk's batteries are failing, and he can't hang on much longer.</text:p>
      </text:section>
      <text:h text:style-name="Heading_20_2" text:outline-level="2"><text:a xlink:type="simple" xlink:href="../proofed_chapters.odt#ChID:8%7Cregion" text:style-name="Internet_20_link">Chapter 8</text:a></text:h>
      <text:section text:style-name="Sect1" text:name="sc17">
        <text:p text:style-name="Text_20_body">And now for something completely different.</text:p>
      </text:section>
      <text:h text:style-name="Heading_20_2" text:outline-level="2"><text:a xlink:type="simple" xlink:href="../proofed_chapters.odt#ChID:9%7Cregion" text:style-name="Internet_20_link">Chapter 9</text:a></text:h>
      <text:section text:style-name="Sect1" text:name="sc19">
        <text:p text:style-name="Text_20_body">Spoiler ends here.</text:p>
      </text:section>
      <text:h text:style-name="Heading_20_2" text:outline-level="2"><text:soft-page-break/><text:a xlink:type="simple" xlink:href="../proofed_chapters.odt#ChID:10%7Cregion" text:style-name="Internet_20_link">Chapter 10</text:a></text:h>
      <text:section text:style-name="Sect1" text:name="sc22">
        <text:p text:style-name="Text_20_body">This is not a joke.</text:p>
      </text:section>
      <text:h text:style-name="Heading_20_2" text:outline-level="2"><text:a xlink:type="simple" xlink:href="../proofed_chapters.odt#ChID:11%7Cregion" text:style-name="Internet_20_link">Chapter 11</text:a></text:h>
      <text:section text:style-name="Sect1" text:name="sc25">
        <text:p text:style-name="Text_20_body"/>
      </text:section>
      <text:p text:style-name="Heading_20_4">* * *</text:p>
      <text:section text:style-name="Sect1" text:name="sc27">
        <text:p text:style-name="Text_20_body"/>
      </text:section>
      <text:h text:style-name="Heading_20_2" text:outline-level="2"><text:a xlink:type="simple" xlink:href="../proofed_chapters.odt#ChID:12%7Cregion" text:style-name="Internet_20_link">Chapter 12</text:a></text:h>
      <text:section text:style-name="Sect1" text:name="sc29">
        <text:p text:style-name="Text_20_body"/>
      </text:section>
      <text:p text:style-name="Heading_20_4">* * *</text:p>
      <text:section text:style-name="Sect1" text:name="sc31">
        <text:p text:style-name="Text_20_body"/>
      </text:section>
      <text:h text:style-name="Heading_20_2" text:outline-level="2"><text:a xlink:type="simple" xlink:href="../proofed_chapters.odt#ChID:13%7Cregion" text:style-name="Internet_20_link">Chapter 13</text:a></text:h>
      <text:section text:style-name="Sect1" text:name="sc34">
        <text:p text:style-name="Text_20_body"/>
      </text:section>
      <text:h text:style-name="Heading_20_2" text:outline-level="2"><text:soft-page-break/><text:a xlink:type="simple" xlink:href="../proofed_chapters.odt#ChID:14%7Cregion" text:style-name="Internet_20_link">Chapter 14</text:a></text:h>
      <text:h text:style-name="Heading_20_2" text:outline-level="2"><text:a xlink:type="simple" xlink:href="../proofed_chapters.odt#ChID:15%7Cregion" text:style-name="Internet_20_link">Chapter 15</text:a></text:h>
      <text:section text:style-name="Sect1" text:name="sc38">
        <text:p text:style-name="Text_20_body"/>
      </text:section>
      <text:p text:style-name="Heading_20_4">* * *</text:p>
      <text:section text:style-name="Sect1" text:name="sc40">
        <text:p text:style-name="Text_20_body"/>
      </text:section>
      <text:h text:style-name="Heading_20_2" text:outline-level="2"><text:a xlink:type="simple" xlink:href="../proofed_chapters.odt#ChID:16%7Cregion" text:style-name="Internet_20_link">Chapter 16</text:a></text:h>
      <text:section text:style-name="Sect1" text:name="sc43">
        <text:p text:style-name="Text_20_body"/>
      </text:section>
      <text:p text:style-name="Heading_20_4">* * *</text:p>
      <text:section text:style-name="Sect1" text:name="sc45">
        <text:p text:style-name="Text_20_body"/>
      </text:section>
      <text:h text:style-name="Heading_20_2" text:outline-level="2"><text:a xlink:type="simple" xlink:href="../proofed_chapters.odt#ChID:17%7Cregion" text:style-name="Internet_20_link">Chapter 17</text:a></text:h>
      <text:section text:style-name="Sect1" text:name="sc47">
        <text:p text:style-name="Text_20_body"/>
      </text:section>
      <text:p text:style-name="Heading_20_4">* * *</text:p>
      <text:section text:style-name="Sect1" text:name="sc49">
        <text:p text:style-name="Text_20_body"/>
      </text:section>
      <text:h text:style-name="Heading_20_1" text:outline-level="1"><text:soft-page-break/><text:a xlink:type="simple" xlink:href="../proofed_parts.odt#ChID:35%7Cregion" text:style-name="Internet_20_link">Part 2</text:a></text:h>
      <text:h text:style-name="Heading_20_2" text:outline-level="2"><text:a xlink:type="simple" xlink:href="../proofed_chapters.odt#ChID:18%7Cregion" text:style-name="Internet_20_link">Chapter 18</text:a></text:h>
      <text:section text:style-name="Sect1" text:name="sc51">
        <text:p text:style-name="Text_20_body"/>
      </text:section>
      <text:p text:style-name="Heading_20_4">* * *</text:p>
      <text:section text:style-name="Sect1" text:name="sc53">
        <text:p text:style-name="Text_20_body"/>
      </text:section>
      <text:h text:style-name="Heading_20_2" text:outline-level="2"><text:a xlink:type="simple" xlink:href="../proofed_chapters.odt#ChID:19%7Cregion" text:style-name="Internet_20_link">Chapter 19</text:a></text:h>
      <text:section text:style-name="Sect1" text:name="sc55">
        <text:p text:style-name="Text_20_body"/>
      </text:section>
      <text:p text:style-name="Heading_20_4">* * *</text:p>
      <text:section text:style-name="Sect1" text:name="sc57">
        <text:p text:style-name="Text_20_body"/>
      </text:section>
      <text:h text:style-name="Heading_20_2" text:outline-level="2"><text:a xlink:type="simple" xlink:href="../proofed_chapters.odt#ChID:20%7Cregion" text:style-name="Internet_20_link">Chapter 20</text:a></text:h>
      <text:section text:style-name="Sect1" text:name="sc60">
        <text:p text:style-name="Text_20_body"/>
      </text:section>
      <text:p text:style-name="Heading_20_4">* * *</text:p>
      <text:section text:style-name="Sect1" text:name="sc62">
        <text:p text:style-name="Text_20_body"/>
      </text:section>
      <text:p text:style-name="Heading_20_4"><text:soft-page-break/>* * *</text:p>
      <text:section text:style-name="Sect1" text:name="sc64">
        <text:p text:style-name="Text_20_body"/>
      </text:section>
      <text:h text:style-name="Heading_20_2" text:outline-level="2"><text:a xlink:type="simple" xlink:href="../proofed_chapters.odt#ChID:21%7Cregion" text:style-name="Internet_20_link">Chapter 21</text:a></text:h>
      <text:section text:style-name="Sect1" text:name="sc66">
        <text:p text:style-name="Text_20_body"/>
      </text:section>
      <text:p text:style-name="Heading_20_4">* * *</text:p>
      <text:section text:style-name="Sect1" text:name="sc68">
        <text:p text:style-name="Text_20_body"/>
      </text:section>
      <text:h text:style-name="Heading_20_2" text:outline-level="2"><text:a xlink:type="simple" xlink:href="../proofed_chapters.odt#ChID:22%7Cregion" text:style-name="Internet_20_link">Chapter 22</text:a></text:h>
      <text:section text:style-name="Sect1" text:name="sc71">
        <text:p text:style-name="Text_20_body"/>
      </text:section>
      <text:h text:style-name="Heading_20_2" text:outline-level="2"><text:a xlink:type="simple" xlink:href="../proofed_chapters.odt#ChID:23%7Cregion" text:style-name="Internet_20_link">Chapter 23</text:a></text:h>
      <text:section text:style-name="Sect1" text:name="sc74">
        <text:p text:style-name="Text_20_body"/>
      </text:section>
      <text:h text:style-name="Heading_20_2" text:outline-level="2"><text:a xlink:type="simple" xlink:href="../proofed_chapters.odt#ChID:24%7Cregion" text:style-name="Internet_20_link">Chapter 24</text:a></text:h>
      <text:section text:style-name="Sect1" text:name="sc77">
        <text:p text:style-name="Text_20_body"/>
      </text:section>
      <text:p text:style-name="Heading_20_4"><text:soft-page-break/>* * *</text:p>
      <text:section text:style-name="Sect1" text:name="sc79">
        <text:p text:style-name="Text_20_body"/>
      </text:section>
      <text:p text:style-name="Heading_20_4">* * *</text:p>
      <text:section text:style-name="Sect1" text:name="sc81">
        <text:p text:style-name="Text_20_body"/>
      </text:section>
      <text:h text:style-name="Heading_20_2" text:outline-level="2"><text:a xlink:type="simple" xlink:href="../proofed_chapters.odt#ChID:25%7Cregion" text:style-name="Internet_20_link">Chapter 25</text:a></text:h>
      <text:section text:style-name="Sect1" text:name="sc84">
        <text:p text:style-name="Text_20_body"/>
      </text:section>
      <text:p text:style-name="Heading_20_4">* * *</text:p>
      <text:section text:style-name="Sect1" text:name="sc86">
        <text:p text:style-name="Text_20_body"/>
      </text:section>
      <text:h text:style-name="Heading_20_2" text:outline-level="2"><text:a xlink:type="simple" xlink:href="../proofed_chapters.odt#ChID:26%7Cregion" text:style-name="Internet_20_link">Chapter 26</text:a></text:h>
      <text:section text:style-name="Sect1" text:name="sc89">
        <text:p text:style-name="Text_20_body"/>
      </text:section>
      <text:h text:style-name="Heading_20_2" text:outline-level="2"><text:a xlink:type="simple" xlink:href="../proofed_chapters.odt#ChID:27%7Cregion" text:style-name="Internet_20_link">Chapter 27</text:a></text:h>
      <text:section text:style-name="Sect1" text:name="sc92">
        <text:p text:style-name="Text_20_body"/>
      </text:section>
      <text:p text:style-name="Heading_20_4">* * *</text:p>
      <text:section text:style-name="Sect1" text:name="sc94">
        <text:p text:style-name="Text_20_body"/>
      </text:section>
      <text:h text:style-name="Heading_20_2" text:outline-level="2"><text:soft-page-break/><text:a xlink:type="simple" xlink:href="../proofed_chapters.odt#ChID:28%7Cregion" text:style-name="Internet_20_link">Chapter 28</text:a></text:h>
      <text:section text:style-name="Sect1" text:name="sc96">
        <text:p text:style-name="Text_20_body"/>
      </text:section>
      <text:p text:style-name="Heading_20_4">* * *</text:p>
      <text:section text:style-name="Sect1" text:name="sc98">
        <text:p text:style-name="Text_20_body"/>
      </text:section>
      <text:h text:style-name="Heading_20_2" text:outline-level="2"><text:a xlink:type="simple" xlink:href="../proofed_chapters.odt#ChID:29%7Cregion" text:style-name="Internet_20_link">Chapter 29</text:a></text:h>
      <text:section text:style-name="Sect1" text:name="sc101">
        <text:p text:style-name="Text_20_body"/>
      </text:section>
      <text:p text:style-name="Heading_20_4">* * *</text:p>
      <text:section text:style-name="Sect1" text:name="sc103">
        <text:p text:style-name="Text_20_body"/>
      </text:section>
      <text:p text:style-name="Heading_20_4">* * *</text:p>
      <text:section text:style-name="Sect1" text:name="sc105">
        <text:p text:style-name="Text_20_body"/>
      </text:section>
      <text:h text:style-name="Heading_20_2" text:outline-level="2"><text:a xlink:type="simple" xlink:href="../proofed_chapters.odt#ChID:30%7Cregion" text:style-name="Internet_20_link">Chapter 30</text:a></text:h>
      <text:section text:style-name="Sect1" text:name="sc108">
        <text:p text:style-name="Text_20_body"/>
      </text:section>
      <text:p text:style-name="Heading_20_4">* * *</text:p>
      <text:section text:style-name="Sect1" text:name="sc110">
        <text:p text:style-name="Text_20_body"/>
      </text:section>
      <text:p text:style-name="Heading_20_4"><text:soft-page-break/>* * *</text:p>
      <text:section text:style-name="Sect1" text:name="sc112">
        <text:p text:style-name="Text_20_body"/>
      </text:section>
      <text:h text:style-name="Heading_20_2" text:outline-level="2"><text:a xlink:type="simple" xlink:href="../proofed_chapters.odt#ChID:31%7Cregion" text:style-name="Internet_20_link">Chapter 31</text:a></text:h>
      <text:section text:style-name="Sect1" text:name="sc114">
        <text:p text:style-name="Text_20_body"/>
      </text:section>
      <text:p text:style-name="Heading_20_4">* * *</text:p>
      <text:section text:style-name="Sect1" text:name="sc116">
        <text:p text:style-name="Text_20_body"/>
      </text:section>
      <text:h text:style-name="Heading_20_2" text:outline-level="2"><text:a xlink:type="simple" xlink:href="../proofed_chapters.odt#ChID:32%7Cregion" text:style-name="Internet_20_link">Chapter 32</text:a></text:h>
      <text:section text:style-name="Sect1" text:name="sc119">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egoe UI" svg:font-family="'Segoe UI'"/>
    <style:font-face style:name="Lucida Sans1" svg:font-family="'Lucida Sans'" style:font-family-generic="swiss"/>
    <style:font-face style:name="Consolas" svg:font-family="Consolas" style:font-adornments="Standard" style:font-family-generic="modern" style:font-pitch="fixed"/>
    <style:font-face style:name="Courier New" svg:font-family="'Courier New'" style:font-adornments="Standard" style:font-family-generic="modern" style:font-pitch="fixed"/>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egoe UI" fo:font-size="10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loext:contextual-spacing="false"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paragraph-properties loext:contextual-spacing="false" fo:margin="100%" fo:margin-left="1cm" fo:margin-right="0cm" fo:margin-top="0cm" fo:margin-bottom="0cm" fo:text-indent="0cm" style:auto-text-indent="false"/>
      <style:text-properties style:font-name="Consolas"/>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List" style:family="paragraph" style:parent-style-name="Text_20_body" style:class="list">
      <style:text-properties style:font-name="Segoe UI" fo:font-size="10pt" style:font-name-complex="Lucida Sans1"/>
    </style:style>
    <style:style style:name="Caption" style:family="paragraph" style:parent-style-name="Standard" style:class="extra">
      <style:paragraph-properties fo:margin-top="0.212cm" fo:margin-bottom="0.212cm" text:number-lines="false" text:line-number="0"/>
      <style:text-properties style:font-name="Segoe UI" fo:font-size="10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Lucida Sans1"/>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2T14:36:00Z</meta:creation-date>
    <dc:date>2026-01-14T21:22:18.03</dc:date>
    <meta:editing-duration>PT6M47S</meta:editing-duration>
    <meta:editing-cycles>6</meta:editing-cycles>
    <meta:document-statistic meta:table-count="0" meta:image-count="0" meta:object-count="0" meta:page-count="17" meta:paragraph-count="106" meta:word-count="2368" meta:character-count="12951"/>
  </office:meta>
</office:document-meta>
</file>